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" svg:font-family="Inconsolata" style:font-pitch="fixed"/>
    <style:font-face style:name="Source Code Pro" svg:font-family="'Source Code Pro'" style:font-adornments="Regular" style:font-pitch="fixed"/>
    <style:font-face style:name="Source Code Pro Black" svg:font-family="'Source Code Pro Black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e8c4" officeooo:paragraph-rsid="001de8c4"/>
    </style:style>
    <style:style style:name="P2" style:family="paragraph" style:parent-style-name="Standard">
      <style:text-properties style:font-name="Inconsolata" fo:font-size="14pt" fo:font-weight="bold" officeooo:rsid="001de8c4" officeooo:paragraph-rsid="001de8c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Source Code Pro" officeooo:rsid="001de8c4" officeooo:paragraph-rsid="001de8c4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MPLE IMDB SCRAPER</text:p>
      <text:p text:style-name="P1"/>
      <text:p text:style-name="P3">This is a very basic scraper created using Express,Cheerio and Request libraries in Node.js in order to learn web scraping.Given a URL to the IMDB page of a movie,it retrieves information about the name of the movie,its release year ,rating <text:s/>and its director and stores the information in the form of a json file in the same directory.</text:p>
      <text:p text:style-name="P3"/>
      <text:p text:style-name="P3">This functionality,even though basic can be extended along the same lines easily to gain more in depth information from the webpage.</text:p>
      <text:p text:style-name="P1"/>
      <text:p text:style-name="P2">USAGE:</text:p>
      <text:p text:style-name="P1"/>
      <text:p text:style-name="P3">-run “<text:span text:style-name="T1">node web_scraper.js</text:span>” on the terminal.</text:p>
      <text:p text:style-name="P3">-open “<text:span text:style-name="T1">localhost:8088/scrape</text:span>” in browser.</text:p>
      <text:p text:style-name="P3">-view stored json in file by the name “<text:span text:style-name="T1">weboutput.json</text:span>” in the same working directory.</text:p>
      <text:p text:style-name="P3"/>
      <text:p text:style-name="P3"><text:span text:style-name="T1">Note</text:span>:To scrape any other movie,replace the current value of variable “url” in the code by the url of its page on IMDB.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nconsolata" svg:font-family="Inconsolata" style:font-pitch="fixed"/>
    <style:font-face style:name="Source Code Pro" svg:font-family="'Source Code Pro'" style:font-adornments="Regular" style:font-pitch="fixed"/>
    <style:font-face style:name="Source Code Pro Black" svg:font-family="'Source Code Pro Black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21:00:58.919130930</meta:creation-date>
    <dc:date>2015-03-13T21:18:11.789780775</dc:date>
    <meta:editing-duration>PT1M42S</meta:editing-duration>
    <meta:editing-cycles>1</meta:editing-cycles>
    <meta:document-statistic meta:table-count="0" meta:image-count="0" meta:object-count="0" meta:page-count="1" meta:paragraph-count="9" meta:word-count="129" meta:character-count="780" meta:non-whitespace-character-count="657"/>
    <meta:generator>LibreOffice/4.2.7.2$Linux_X86_64 LibreOffice_project/420m0$Build-2</meta:generator>
  </office:meta>
</office:document-meta>
</file>